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.018cm" fo:margin-top="0cm" fo:margin-bottom="0cm" table:align="left" style:writing-mode="page"/>
    </style:style>
    <style:style style:name="Таблица1.A" style:family="table-column">
      <style:table-column-properties style:column-width="2.115cm"/>
    </style:style>
    <style:style style:name="Таблица1.B" style:family="table-column">
      <style:table-column-properties style:column-width="14.3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officeooo:rsid="0014240e" officeooo:paragraph-rsid="0014240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normal" officeooo:rsid="0014240e" officeooo:paragraph-rsid="0014240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normal">
      <style:paragraph-properties fo:line-height="100%" fo:orphans="0" fo:widows="0"/>
      <style:text-properties style:font-name="Times New Roman" fo:font-size="12pt" fo:font-weight="normal" officeooo:rsid="0014240e" officeooo:paragraph-rsid="0014240e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officeooo:rsid="00147187" officeooo:paragraph-rsid="00147187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normal" officeooo:rsid="00147187" officeooo:paragraph-rsid="00147187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officeooo:rsid="00166968" officeooo:paragraph-rsid="00166968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normal" officeooo:rsid="00166968" officeooo:paragraph-rsid="00166968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" fo:font-size="12pt" fo:font-weight="normal" officeooo:rsid="0019a1e7" officeooo:paragraph-rsid="0019a1e7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style:font-name="Times New Roman" fo:font-size="12pt" fo:font-weight="normal" officeooo:rsid="0019a1e7" officeooo:paragraph-rsid="0019a1e7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2pt" fo:font-weight="normal" officeooo:rsid="0019a1e7" officeooo:paragraph-rsid="0019a1e7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3">
      <style:text-properties style:font-name="Times New Roman" fo:font-size="12pt" officeooo:rsid="001d6052" officeooo:paragraph-rsid="001d6052" style:font-size-asian="12pt" style:font-size-complex="12pt"/>
    </style:style>
    <style:style style:name="P16" style:family="paragraph" style:parent-style-name="normal" style:master-page-name="Standard">
      <style:paragraph-properties fo:line-height="115%" fo:text-align="center" style:justify-single-word="false" style:page-number="1"/>
    </style:style>
    <style:style style:name="P17" style:family="paragraph" style:parent-style-name="normal">
      <style:paragraph-properties fo:line-height="115%" fo:text-align="center" style:justify-single-word="false"/>
    </style:style>
    <style:style style:name="P18" style:family="paragraph" style:parent-style-name="normal">
      <style:paragraph-properties fo:line-height="115%" fo:text-align="end" style:justify-single-word="false"/>
    </style:style>
    <style:style style:name="P19" style:family="paragraph" style:parent-style-name="normal">
      <style:paragraph-properties fo:line-height="115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normal">
      <style:paragraph-properties fo:line-height="115%" fo:text-align="end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normal">
      <style:paragraph-properties fo:line-height="115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normal">
      <style:paragraph-properties fo:line-height="115%" fo:text-align="start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normal" style:list-style-name="L1">
      <style:paragraph-properties fo:line-height="100%" fo:orphans="0" fo:widows="0"/>
      <style:text-properties style:font-name="Times New Roman" fo:font-size="12pt" fo:font-weight="bold" officeooo:rsid="0014240e" officeooo:paragraph-rsid="0014240e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normal" style:list-style-name="L1">
      <style:paragraph-properties fo:line-height="100%" fo:orphans="0" fo:widows="0"/>
      <style:text-properties style:font-name="Times New Roman" fo:font-size="12pt" fo:font-weight="normal" officeooo:rsid="0014240e" officeooo:paragraph-rsid="0014240e" style:font-name-asian="Times New Roman1" style:font-size-asian="12pt" style:font-weight-asian="normal" style:font-name-complex="Times New Roman1" style:font-size-complex="12pt" style:font-weight-complex="normal"/>
    </style:style>
    <style:style style:name="P25" style:family="paragraph" style:parent-style-name="normal" style:list-style-name="L2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style:font-name="Times New Roman" fo:font-size="12pt" fo:font-weight="normal" officeooo:rsid="0019a1e7" officeooo:paragraph-rsid="0019a1e7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normal" style:list-style-name="L4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normal">
      <style:paragraph-properties fo:line-height="115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235c6e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2447d8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25adf0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7187" style:font-weight-asian="normal" style:font-weight-complex="normal"/>
    </style:style>
    <style:style style:name="T9" style:family="text">
      <style:text-properties officeooo:rsid="00147187"/>
    </style:style>
    <style:style style:name="T10" style:family="text">
      <style:text-properties officeooo:rsid="00148a54"/>
    </style:style>
    <style:style style:name="T11" style:family="text">
      <style:text-properties officeooo:rsid="00185e6e"/>
    </style:style>
    <style:style style:name="T12" style:family="text">
      <style:text-properties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font-size="12pt" fo:font-weight="normal" officeooo:rsid="001ac5f2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fo:font-size="12pt" fo:font-weight="normal" officeooo:rsid="001c8587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1">МИНИСТЕРСТВО ОБРАЗОВАНИЯ И НАУКИ РОССИЙСКОЙ ФЕДЕРАЦИИ</text:span><text:span text:style-name="T1"/></text:p>
      <text:p text:style-name="P17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17" loext:marker-style-name="T1"><text:span text:style-name="T1">«МОСКОВСКИЙ ПОЛИТЕХНИЧЕСКИЙ УНИВЕРСИТЕТ»</text:span><text:span text:style-name="T1"/></text:p>
      <text:p text:style-name="P17" loext:marker-style-name="T1"><text:span text:style-name="T1">ФАКУЛЬТЕТ ИНФОРМАЦИОННЫХ ТЕХНОЛОГИЙ</text:span><text:span text:style-name="T1"/></text:p>
      <text:p text:style-name="P19" loext:marker-style-name="T1"/>
      <text:p text:style-name="P19" loext:marker-style-name="T1"/>
      <text:p text:style-name="P17" loext:marker-style-name="T1"><text:span text:style-name="T1">КАФЕДРА “</text:span><text:span text:style-name="T2">Инфокогнетивные технологии</text:span><text:span text:style-name="T1">”</text:span></text:p>
      <text:p text:style-name="P27" loext:marker-style-name="T5"/>
      <text:p text:style-name="P17" loext:marker-style-name="T5"><text:span text:style-name="T5">Автоматизированное тестирование</text:span><text:span text:style-name="T5"/></text:p>
      <text:p text:style-name="P20" loext:marker-style-name="T1"/>
      <text:p text:style-name="P18" loext:marker-style-name="T1"><text:span text:style-name="T1">ФИО студента: </text:span><text:span text:style-name="T3">Переверзев Иван </text:span><text:span text:style-name="T4">Дмитриевич</text:span></text:p>
      <text:p text:style-name="P18" loext:marker-style-name="T1"><text:span text:style-name="T1">Группа: </text:span><text:span text:style-name="T3">221-321</text:span></text:p>
      <text:p text:style-name="P18" loext:marker-style-name="T1"><text:span text:style-name="T1">Дата: </text:span><text:span text:style-name="T3">22.04.24</text:span></text:p>
      <text:p text:style-name="P20" loext:marker-style-name="T1"/>
      <text:p text:style-name="P21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 loext:marker-style-name="T1"><text:span text:style-name="T1">Номер вопроса</text:span><text:span text:style-name="T1"/></text:p>
          </table:table-cell>
          <table:table-cell table:style-name="Таблица1.A1" office:value-type="string">
            <text:p text:style-name="P28" loext:marker-style-name="T1"><text:span text:style-name="T1">Ответ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1</text:span><text:span text:style-name="T1"/></text:p>
          </table:table-cell>
          <table:table-cell table:style-name="Таблица1.A1" office:value-type="string">
            <text:p text:style-name="P3">Тестирование программного обеспечения представляет собой процесс проверки прогрммы на соответствие заданным критериям. Очень часто эти критерии представлены функциональными требованиями к разрабатываемому продукту.</text:p>
            <text:p text:style-name="P4"/>
            <text:p text:style-name="P4">Тестирование необходимо для гарантирования того, что разрабатываемый программный продукт будет работать корректно, соответствует требованиям заказачика и обладает приемлимыми показателями производительности, надежности, безопасности и многих других характеристик.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2</text:span><text:span text:style-name="T1"/></text:p>
          </table:table-cell>
          <table:table-cell table:style-name="Таблица1.A1" office:value-type="string">
            <text:p text:style-name="P3"><text:span text:style-name="T6">Функциональное тестирование</text:span> направлено на отладку непосредственно функционала разработываемого программного продукта. </text:p>
            <text:p text:style-name="P4"/>
            <text:p text:style-name="P4"><text:span text:style-name="T6">Нефункциональное тестирование</text:span> направлено на проверку таких вещей как: документация, установка, производительность, безопасность и так далее.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3</text:span><text:span text:style-name="T1"/></text:p>
          </table:table-cell>
          <table:table-cell table:style-name="Таблица1.A1" office:value-type="string">
            <text:p text:style-name="P5">Виды функционального тестирования:</text:p>
            <text:list text:style-name="L1">
              <text:list-item>
                <text:p text:style-name="P24"><text:span text:style-name="T6">Unit-тестирование</text:span> – тестирование на этапе написания основного кода</text:p>
              </text:list-item>
              <text:list-item>
                <text:p text:style-name="P24"><text:span text:style-name="T6">Интеграционное тестирование</text:span> – <text:s/>тестирование нескольких компонентов проекта как единое целое. Изучается их взаимодействие между собой.</text:p>
              </text:list-item>
              <text:list-item>
                <text:p text:style-name="P23">Тестирование интерфейса</text:p>
              </text:list-item>
              <text:list-item>
                <text:p text:style-name="P24"><text:soft-page-break/><text:span text:style-name="T6">Системное тестирование</text:span> – оценка всей системы в целом:</text:p>
                <text:list>
                  <text:list-item>
                    <text:p text:style-name="P24"><text:span text:style-name="T6">Сквозное тестирование</text:span> - один большой тест, который проверяет полный процесс работы с системой, включая все подсистемы.</text:p>
                  </text:list-item>
                  <text:list-item>
                    <text:p text:style-name="P24"><text:span text:style-name="T6">Смоук-тестирование</text:span> - тестирование самых основных, критически важных функций системы.</text:p>
                  </text:list-item>
                  <text:list-item>
                    <text:p text:style-name="P24"><text:span text:style-name="T6">Happy Path Testing</text:span> - тестирование по положительному сценарию. Без проверки отрицательных или ошибочных условий. Только с ожидаемыми значениями.</text:p>
                  </text:list-item>
                  <text:list-item>
                    <text:p text:style-name="P23">Обезьянье Тестирование<text:span text:style-name="T7"> - Проверка программы на моменты, которые могут ее сломать.</text:span></text:p>
                  </text:list-item>
                  <text:list-item>
                    <text:p text:style-name="P23">Приемочное тестирование<text:span text:style-name="T7"> – </text:span><text:span text:style-name="T8">тестирование с помощью бизнесс-сценариев.</text:span></text:p>
                  </text:list-item>
                  <text:list-item>
                    <text:p text:style-name="P23"><text:span text:style-name="T9">Регрессионное тестирование</text:span><text:span text:style-name="T8"> – тестирование неизменных функций приложения, чтобы убедиться, что программа не сломалась после обновления функционала тестирования.</text:span></text:p>
                  </text:list-item>
                </text:list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4</text:span><text:span text:style-name="T1"/></text:p>
          </table:table-cell>
          <table:table-cell table:style-name="Таблица1.A1" office:value-type="string">
            <text:p text:style-name="P8"><text:span text:style-name="T6">Ручное тестирование</text:span> предпола<text:span text:style-name="T10">г</text:span>ает, что проверочные сценарии выполняются самим тестировщиком, который проверяет функциональность разрабатываемого <text:span text:style-name="T10">п</text:span>родукта. Этот способ не очень эффктивен и трудозатратен.</text:p>
            <text:p text:style-name="P9"/>
            <text:p text:style-name="P9"><text:span text:style-name="T6">Автоматизированное тестирование</text:span> – это метод проверки ПО, который использует специальизированные прогрммные средства для ускорения процесса тестирования. Таже этот способ позволяет переиспользовать тестовые сценарии <text:span text:style-name="T10">и проводить более тщательное тестирование.</text:span>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5</text:span><text:span text:style-name="T1"/></text:p>
          </table:table-cell>
          <table:table-cell table:style-name="Таблица1.A1" office:value-type="string">
            <text:p text:style-name="P10"><text:span text:style-name="T6">Тест-кейс</text:span> – это документ, который описывает последовательность действий, необходимых для проведения определенного теста. Он включает в себя само описание действий, ожидаемые результаты, а также возможные варианты развития событий. </text:p>
            <text:p text:style-name="P11"/>
            <text:p text:style-name="P11">Данный документ позволяет стандартизировать процесс тестирования. 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6</text:span><text:span text:style-name="T1"/></text:p>
          </table:table-cell>
          <table:table-cell table:style-name="Таблица1.A1" office:value-type="string">
            <text:p text:style-name="P10">X-path – это инструмент для поиска определенных элементов или узлов в XML-документах. Поиск производится на основе атрибутов, значений или позции <text:span text:style-name="T11">искомого элемента </text:span>в документе.</text:p>
            <text:p text:style-name="P11"/>
            <text:p text:style-name="P12">В библиотеке Selenium данная технология используется для того же – гибкого поиска нужных элементов в DOM-дереве.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7</text:span><text:span text:style-name="T1"/></text:p>
          </table:table-cell>
          <table:table-cell table:style-name="Таблица1.A1" office:value-type="string">
            <text:p text:style-name="P14">Существует два вида x-path:</text:p>
            <text:list text:style-name="L2">
              <text:list-item>
                <text:p text:style-name="P25"><text:span text:style-name="T6">Абсолютный</text:span> – указание точного пути до нужного элемента через все dom-дерево.</text:p>
              </text:list-item>
              <text:list-item>
                <text:p text:style-name="P25"><text:span text:style-name="T6">Относительный</text:span> – указание только некоторых параметров, которые помогут найти нужный элемент, например, по значение атрибутов или содержимому элемента.</text:p>
              </text:list-item>
            </text:list>
            <text:p text:style-name="P13"><text:soft-page-break/>Пример абсолютного пути: <text:span text:style-name="T6">/html/body/main/section/h2</text:span></text:p>
            <text:p text:style-name="P13">Пример относительного пути: <text:span text:style-name="T6">//input[@name="email"]</text:span>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8</text:span><text:span text:style-name="T1"/></text:p>
          </table:table-cell>
          <table:table-cell table:style-name="Таблица1.A1" office:value-type="string">
            <text:p text:style-name="P6">XPath для месяца: <text:span text:style-name="T6">//div[@class = 'Header_date_94eb6c5']//preciding-</text:span></text:p>
            <text:p text:style-name="P2">sibling::span[@class = 'Text_lg_16bflff Typography_defaultFont_16bflff</text:p>
            <text:p text:style-name="P2">Typography_semiBold_16bflff']</text:p>
            <text:p text:style-name="P7"/>
            <text:p text:style-name="P7">XPath для года: <text:span text:style-name="T6">//div[@class = 'Header_date_94eb6c5']//preciding-</text:span></text:p>
            <text:p text:style-name="P2">sibling::span[@class = 'Header_year_94eb6c5 Text_lg_16bflff</text:p>
            <text:p text:style-name="P2">Typography_defaultFont_16bflff Typography_semiBold_16bflff']</text:p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9</text:span><text:span text:style-name="T1"/></text:p>
          </table:table-cell>
          <table:table-cell table:style-name="Таблица1.A1" office:value-type="string">
            <text:p text:style-name="P1"><text:span text:style-name="T15">POM (Page Object Model)</text:span><text:span text:style-name="T12"> – </text:span><text:span text:style-name="T13">это шаблон проектирования, который используется для кейсов для автоматизированного тестирования. Основная цель этого шаблона – избежать дублирования и позволить переиспользование кода.</text:span></text:p>
            <text:p text:style-name="P1"><text:span text:style-name="T13">Д</text:span><text:span text:style-name="T14">ля реализации POM в selenium нужно сделать следующее:</text:span></text:p>
            <text:list text:style-name="L3">
              <text:list-item>
                <text:p text:style-name="P15">Создать классы-обертки (page object) для каждой веб-страницы, которые будут содержать локаторы элементов и методы для взаимодействия между ними.</text:p>
              </text:list-item>
              <text:list-item>
                <text:p text:style-name="P15">В тестовых сценариях использовать созданные Page Objects вместо прямого взаимодействия с элементами страницы.</text:p>
              </text:list-item>
              <text:list-item>
                <text:p text:style-name="P15">При изменении структуры или локаторов веб-страницы, необходимо будет обновить только соответствующий Page Object, не затрагивая тестовые сценарии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28" loext:marker-style-name="T1"><text:span text:style-name="T1">10</text:span><text:span text:style-name="T1"/></text:p>
          </table:table-cell>
          <table:table-cell table:style-name="Таблица1.A1" office:value-type="string">
            <text:p text:style-name="P6">Явные и неявные ожидания в Selenium представляют собой методы синхронизации тестов с динамическими элементами веб-страниц:</text:p>
            <text:list text:style-name="L4">
              <text:list-item>
                <text:p text:style-name="P26"><text:span text:style-name="T6">Неявное ожидание (Implicit Wait)</text:span>: Это метод, который позволяет WebDriver ожидать определенное время перед выбросом исключения, если элемент не найден сразу. Неявное ожидание устанавливается один раз и применяется ко всему тесту, что делает его легким в использовании.</text:p>
              </text:list-item>
              <text:list-item>
                <text:p text:style-name="P26"><text:span text:style-name="T6">Явное ожидание (Explicit Wait)</text:span>: В отличие от неявного ожидания, явное ожидание используется для конкретного поиска элемента в определенный момент времени. Этот метод позволяет задать условие, по которому WebDriver будет ждать, прежде чем продолжить выполнение теста.</text:p>
              </text:list-item>
            </text:list>
            <text:p text:style-name="P7"/>
          </table:table-cell>
        </table:table-row>
      </table:table>
      <text:p text:style-name="P21" loext:marker-style-name="T1"/>
      <text:p text:style-name="P21" loext:marker-style-name="T1"/>
      <text:p text:style-name="P22" loext:marker-style-name="T1"/>
      <text:p text:style-name="P22" loext:marker-style-name="T1"><text:soft-page-break/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2T21:28:15.309011795</dc:date>
    <meta:editing-duration>PT1H13M51S</meta:editing-duration>
    <meta:editing-cycles>17</meta:editing-cycles>
    <meta:generator>LibreOffice/7.6.6.3$Linux_X86_64 LibreOffice_project/60$Build-3</meta:generator>
    <meta:document-statistic meta:table-count="1" meta:image-count="0" meta:object-count="0" meta:page-count="4" meta:paragraph-count="61" meta:word-count="592" meta:character-count="5170" meta:non-whitespace-character-count="4639"/>
  </office:meta>
</office:document-meta>
</file>